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weight="bold" fo:background-color="#f6f9d4" style:font-weight-asian="bold" style:font-weight-complex="bold"/>
    </style:style>
    <style:style style:name="P2" style:family="paragraph" style:parent-style-name="Standard">
      <style:text-properties officeooo:paragraph-rsid="004ee545"/>
    </style:style>
    <style:style style:name="P3" style:family="paragraph" style:parent-style-name="Standard">
      <style:text-properties fo:color="#000000" loext:opacity="100%" fo:font-size="12pt" fo:font-weight="bold" officeooo:rsid="0044ab1e" officeooo:paragraph-rsid="00da39c7" fo:background-color="#f6f9d4" style:font-size-asian="12pt" style:font-weight-asian="bold" style:font-size-complex="12pt" style:font-weight-complex="bold"/>
    </style:style>
    <style:style style:name="P4" style:family="paragraph" style:parent-style-name="Standard">
      <style:text-properties fo:color="#000000" loext:opacity="100%" fo:font-size="12pt" fo:font-weight="normal" officeooo:rsid="0044ab1e" officeooo:paragraph-rsid="00da39c7" fo:background-color="#f6f9d4" style:font-size-asian="12pt" style:font-weight-asian="normal" style:font-size-complex="12pt" style:font-weight-complex="normal"/>
    </style:style>
    <style:style style:name="P5" style:family="paragraph" style:parent-style-name="Standard">
      <style:text-properties fo:color="#000000" loext:opacity="100%" fo:font-size="12pt" fo:font-weight="normal" officeooo:rsid="0044ab1e" officeooo:paragraph-rsid="00da39c7" fo:background-color="transparent" style:font-size-asian="12pt" style:font-weight-asian="normal" style:font-size-complex="12pt" style:font-weight-complex="normal"/>
    </style:style>
    <style:style style:name="P6" style:family="paragraph" style:parent-style-name="Standard">
      <style:text-properties fo:color="#ff0000" loext:opacity="100%" officeooo:paragraph-rsid="00da39c7"/>
    </style:style>
    <style:style style:name="P7" style:family="paragraph" style:parent-style-name="Standard">
      <style:text-properties officeooo:paragraph-rsid="00da39c7" fo:background-color="#f6f9d4"/>
    </style:style>
    <style:style style:name="P8" style:family="paragraph" style:parent-style-name="Standard">
      <style:text-properties fo:font-weight="bold" officeooo:paragraph-rsid="00da39c7" fo:background-color="#f6f9d4" style:font-weight-asian="bold" style:font-weight-complex="bold"/>
    </style:style>
    <style:style style:name="P9" style:family="paragraph" style:parent-style-name="Standard">
      <style:text-properties officeooo:paragraph-rsid="00da39c7"/>
    </style:style>
    <style:style style:name="T1" style:family="text">
      <style:text-properties fo:font-weight="bold" fo:background-color="#f6f9d4" loext:char-shading-value="0" style:font-weight-asian="bold" style:font-weight-complex="bold"/>
    </style:style>
    <style:style style:name="T2" style:family="text">
      <style:text-properties officeooo:rsid="0047ab19"/>
    </style:style>
    <style:style style:name="T3" style:family="text">
      <style:text-properties officeooo:rsid="0047f322"/>
    </style:style>
    <style:style style:name="T4" style:family="text">
      <style:text-properties fo:background-color="#f6f9d4" loext:char-shading-value="0"/>
    </style:style>
    <style:style style:name="T5" style:family="text">
      <style:text-properties officeooo:rsid="00492b17"/>
    </style:style>
    <style:style style:name="T6" style:family="text">
      <style:text-properties officeooo:rsid="004d25e2"/>
    </style:style>
    <style:style style:name="T7" style:family="text">
      <style:text-properties fo:color="#000000" loext:opacity="100%" officeooo:rsid="0047ab19"/>
    </style:style>
    <style:style style:name="T8" style:family="text">
      <style:text-properties fo:background-color="transparent" loext:char-shading-value="0"/>
    </style:style>
    <style:style style:name="T9" style:family="text">
      <style:text-properties officeooo:rsid="00db67df" fo:background-color="transparent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7">1</text:span><text:span text:style-name="T2">. <text:s/></text:span><text:a xlink:type="simple" xlink:href="https://github.com/WasmEdge/WasmEdge/issues/3500" text:style-name="Internet_20_link" text:visited-style-name="Visited_20_Internet_20_Link">https://github.com/WasmEdge/WasmEdge/issues/3500</text:a></text:p>
      <text:p text:style-name="P4"><text:span text:style-name="T9">2. <text:s/></text:span><text:a xlink:type="simple" xlink:href="https://github.com/ultralytics/yolov5" text:style-name="Internet_20_link" text:visited-style-name="Visited_20_Internet_20_Link"><text:span text:style-name="T8">https://github.com/ultralytics/yolov5</text:span></text:a></text:p>
      <text:p text:style-name="P5"/>
      <text:p text:style-name="P4"/>
      <text:p text:style-name="P9"><text:a xlink:type="simple" xlink:href="https://github.com/Isaiah1810/Yolov5-for-Orange-Pi-5-Plus" text:style-name="Internet_20_link" text:visited-style-name="Visited_20_Internet_20_Link">https://github.com/Isaiah1810/Yolov5-for-Orange-Pi-5-Plus</text:a></text:p>
      <text:p text:style-name="P9"/>
      <text:p text:style-name="P9">Настройка работы Frigate на Orange pi 5 используя NPU процессор Rockchip RK3588</text:p>
      <text:p text:style-name="P9">https://psenyukov.ru/%D0%BD%D0%B0%D1%81%D1%82%D1%80%D0%BE%D0%B9%D0%BA%D0%B0-%D1%80%D0%B0%D0%B1%D0%BE%D1%82%D1%8B-frigate-%D0%BD%D0%B0-orange-pi-5-%D0%B8%D1%81%D0%BF%D0%BE%D0%BB%D1%8C%D0%B7%D1%83%D1%8F-npu-%D0%BF%D1%80/</text:p>
      <text:p text:style-name="P9"/>
      <text:p text:style-name="P9">https://github.com/Qengineering/YoloV5-NPU</text:p>
      <text:p text:style-name="P7">https://github.com/Qengineering</text:p>
      <text:p text:style-name="P7">https://qengineering.eu/deep-learning-examples-on-raspberry-32-64-os.html</text:p>
      <text:p text:style-name="P9"/>
      <text:p text:style-name="P8">https://github.com/airockchip</text:p>
      <text:p text:style-name="P9">https://github.com/airockchip/ultralytics_yolov8</text:p>
      <text:p text:style-name="P9"/>
      <text:p text:style-name="P9">https://github.com/airockchip/rknn-llm/tree/main</text:p>
      <text:p text:style-name="P9">https://github.com/airockchip/rknn-toolkit2</text:p>
      <text:p text:style-name="P9">https://github.com/conda-forge/miniforge?tab=readme-ov-file#download</text:p>
      <text:p text:style-name="P9"/>
      <text:p text:style-name="P9">https://github.com/orgs/rockchip-linux/repositories</text:p>
      <text:p text:style-name="P9">https://github.com/airockchip?tab=repositories</text:p>
      <text:p text:style-name="P9"><text:a xlink:type="simple" xlink:href="https://habr.com/ru/articles/765862/" text:style-name="Internet_20_link" text:visited-style-name="Visited_20_Internet_20_Link"><text:span text:style-name="T1">https://habr.com/ru/articles/765862/</text:span></text:a><text:span text:style-name="T1"> <text:s text:c="4"/>!!!</text:span></text:p>
      <text:p text:style-name="P3">https://github.com/AlexeyAB/darknet?tab=readme-ov-file#how-to-compile-on-linux-using-make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6.5402in" fo:page-height="11.6902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8T12:32:15.400964094</meta:creation-date>
    <dc:date>2024-08-14T12:03:36.319359065</dc:date>
    <meta:editing-duration>PT23H22M35S</meta:editing-duration>
    <meta:editing-cycles>154</meta:editing-cycles>
    <meta:generator>LibreOffice/7.3.7.2$Linux_X86_64 LibreOffice_project/30$Build-2</meta:generator>
    <meta:document-statistic meta:table-count="0" meta:image-count="0" meta:object-count="0" meta:page-count="1" meta:paragraph-count="17" meta:word-count="31" meta:character-count="1059" meta:non-whitespace-character-count="1039"/>
  </office:meta>
</office:document-meta>
</file>